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823cm"/>
      <style:paragraph-properties style:writing-mode="lr-tb"/>
    </style:style>
    <style:style style:name="gr3" style:family="graphic" style:parent-style-name="standard">
      <style:graphic-properties draw:stroke="none" draw:fill="none" fo:min-height="12.0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Constan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claring (Creating) Constant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10.438cm" svg:height="8.073cm" svg:x="1.8cm" svg:y="3.927cm">
          <draw:text-box>
            <text:p>package main</text:p>
            <text:p/>
            <text:p>import "fmt"</text:p>
            <text:p/>
            <text:p>const PRODUCT string = "Canada"</text:p>
            <text:p>const PRICE = 500</text:p>
            <text:p/>
            <text:p>func main() {</text:p>
            <text:p><text:tab/>fmt.Println(PRODUCT)</text:p>
            <text:p><text:tab/>fmt.Println(PRICE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Multilple Constants Declaration Bloc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8.246cm" svg:height="12.339cm" svg:x="2.754cm" svg:y="2.061cm">
          <draw:text-box>
            <text:p>package main</text:p>
            <text:p/>
            <text:p>import "fmt"</text:p>
            <text:p/>
            <text:p>const (</text:p>
            <text:p><text:tab/>PRODUCT <text:s/>= "Mobile"</text:p>
            <text:p><text:tab/>QUANTITY = 50</text:p>
            <text:p><text:tab/>PRICE <text:s text:c="3"/>= 50.50</text:p>
            <text:p><text:tab/>STOCK <text:s/>= true</text:p>
            <text:p>)</text:p>
            <text:p/>
            <text:p>func main() {</text:p>
            <text:p><text:tab/>fmt.Println(QUANTITY)</text:p>
            <text:p><text:tab/>fmt.Println(PRICE)</text:p>
            <text:p><text:tab/>fmt.Println(PRODUCT)</text:p>
            <text:p><text:tab/>fmt.Println(STOCK)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1:34:07.915158512</meta:creation-date>
    <dc:date>2021-02-03T11:36:43.716772971</dc:date>
    <meta:editing-duration>PT19S</meta:editing-duration>
    <meta:editing-cycles>1</meta:editing-cycles>
    <meta:document-statistic meta:object-count="35"/>
    <meta:generator>LibreOffice/6.4.6.2$Linux_X86_64 LibreOffice_project/40$Build-2</meta:generator>
  </office:meta>
</office:document-meta>
</file>